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1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742cm" svg:y="1.444cm">
            <draw:object draw:notify-on-update-of-ranges="Sheet1.A4:Sheet1.A8 Sheet1.B3:Sheet1.B3 Sheet1.B4:Sheet1.B8 Sheet1.C3:Sheet1.C3 Sheet1.C4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742cm" svg:y="9.675cm">
            <draw:object draw:notify-on-update-of-ranges="Sheet1.A27:Sheet1.A27 Sheet1.A28:Sheet1.A30 Sheet1.B27:Sheet1.B27 Sheet1.B28:Sheet1.B30 Sheet1.C27:Sheet1.C27 Sheet1.C28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825cm" svg:y="19.919cm">
            <draw:object draw:notify-on-update-of-ranges="Sheet1.A47:Sheet1.A50 Sheet1.B46:Sheet1.B46 Sheet1.B47:Sheet1.B50 Sheet1.C46:Sheet1.C46 Sheet1.C47:Sheet1.C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.839cm" svg:y="25.686cm">
            <draw:object draw:notify-on-update-of-ranges="Sheet1.A67:Sheet1.A69 Sheet1.B66:Sheet1.B66 Sheet1.B67:Sheet1.B69 Sheet1.C66:Sheet1.C66 Sheet1.C67:Sheet1.C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table:style-name="ce1" office:value-type="float" office:value="0.000049">
            <text:p>4,90E-005</text:p>
          </table:table-cell>
          <table:table-cell office:value-type="float" office:value="0.001014">
            <text:p>0,001014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table:style-name="ce1" office:value-type="float" office:value="0.004851">
            <text:p>4,85E-003</text:p>
          </table:table-cell>
          <table:table-cell office:value-type="float" office:value="0.006331">
            <text:p>0,006331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style-name="ce1" office:value-type="float" office:value="0.141044">
            <text:p>1,41E-001</text:p>
          </table:table-cell>
          <table:table-cell office:value-type="float" office:value="0.160664">
            <text:p>0,160664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table:style-name="ce1" office:value-type="float" office:value="3.87">
            <text:p>3,87E+000</text:p>
          </table:table-cell>
          <table:table-cell office:value-type="float" office:value="4.175976">
            <text:p>4,175976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.269212">
            <text:p>16,269212</text:p>
          </table:table-cell>
          <table:table-cell office:value-type="float" office:value="18.051735">
            <text:p>18,051735</text:p>
          </table:table-cell>
          <table:table-cell table:style-name="ce1"/>
        </table:table-row>
        <table:table-row table:style-name="ro3" table:number-rows-repeated="6">
          <table:table-cell table:number-columns-repeated="4"/>
        </table:table-row>
        <table:table-row table:style-name="ro1" table:number-rows-repeated="12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72">
            <text:p>0,72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1.5">
            <text:p>11,5</text:p>
          </table:table-cell>
          <table:table-cell office:value-type="float" office:value="1.05">
            <text:p>1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107">
            <text:p>107</text:p>
          </table:table-cell>
          <table:table-cell office:value-type="float" office:value="10.77">
            <text:p>10,77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002505">
            <text:p>2,51E-003</text:p>
          </table:table-cell>
          <table:table-cell office:value-type="float" office:value="0.03">
            <text:p>0,03</text:p>
          </table:table-cell>
          <table:table-cell/>
        </table:table-row>
        <table:table-row table:style-name="ro3">
          <table:table-cell office:value-type="float" office:value="1024">
            <text:p>1024</text:p>
          </table:table-cell>
          <table:table-cell table:style-name="ce1" office:value-type="float" office:value="0.009059">
            <text:p>9,06E-003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table:style-name="ce1" office:value-type="float" office:value="0.035569">
            <text:p>3,56E-002</text:p>
          </table:table-cell>
          <table:table-cell office:value-type="float" office:value="0.09">
            <text:p>0,09</text:p>
          </table:table-cell>
          <table:table-cell/>
        </table:table-row>
        <table:table-row table:style-name="ro3">
          <table:table-cell office:value-type="float" office:value="4096">
            <text:p>4096</text:p>
          </table:table-cell>
          <table:table-cell table:style-name="ce1" office:value-type="float" office:value="0.121877">
            <text:p>1,22E-001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2">
          <table:table-cell/>
          <table:table-cell office:value-type="string">
            <text:p>Cilk Plus</text:p>
          </table:table-cell>
          <table:table-cell office:value-type="string">
            <text:p>OpenMP</text:p>
          </table:table-cell>
          <table:table-cell/>
        </table:table-row>
        <table:table-row table:style-name="ro3">
          <table:table-cell office:value-type="float" office:value="512">
            <text:p>512</text:p>
          </table:table-cell>
          <table:table-cell table:style-name="ce1" office:value-type="float" office:value="0.230223">
            <text:p>2,30E-001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table:formula="of:=2-0.330756" office:value-type="float" office:value="1.669244">
            <text:p>1,669244</text:p>
          </table:table-cell>
          <table:table-cell office:value-type="float" office:value="0.3">
            <text:p>0,3</text:p>
          </table:table-cell>
          <table:table-cell/>
        </table:table-row>
        <table:table-row table:style-name="ro3">
          <table:table-cell office:value-type="float" office:value="2048">
            <text:p>2048</text:p>
          </table:table-cell>
          <table:table-cell office:value-type="float" office:value="2.59312">
            <text:p>2,59312</text:p>
          </table:table-cell>
          <table:table-cell office:value-type="float" office:value="1.33">
            <text:p>1,33</text:p>
          </table:table-cell>
          <table:table-cell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00:07:39</meta:creation-date>
    <dc:date>2013-05-21T02:22:05</dc:date>
    <meta:editing-duration>PT42M44S</meta:editing-duration>
    <meta:editing-cycles>2</meta:editing-cycles>
    <meta:generator>LibreOffice/4.0.1.2$MacOSX_x86 LibreOffice_project/84102822e3d61eb989ddd325abf1ac077904985</meta:generator>
    <meta:document-statistic meta:table-count="1" meta:cell-count="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3:Sheet1.C8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6cm" svg:y="0.315cm" chart:style-name="ch2">
          <text:p>Matrix Multiplication</text:p>
        </chart:title>
        <chart:legend chart:legend-position="end" svg:x="13.86cm" svg:y="3.956cm" style:legend-expansion="high" chart:style-name="ch3"/>
        <chart:plot-area chart:style-name="ch4" table:cell-range-address="Sheet1.A27:Sheet1.C30" chart:data-source-has-labels="both" svg:x="1.307cm" svg:y="1.64cm" svg:width="11.913cm" svg:height="6.223cm">
          <chartooo:coordinate-region svg:x="2.343cm" svg:y="1.838cm" svg:width="10.877cm" svg:height="5.382cm"/>
          <chart:axis chart:dimension="x" chart:name="primary-x" chart:style-name="ch5" chartooo:axis-type="auto">
            <chartooo:date-scale/>
            <chart:title svg:x="6.421cm" svg:y="8.043cm" chart:style-name="ch6">
              <text:p>Matrix Size</text:p>
            </chart:title>
            <chart:categories table:cell-range-address="Sheet1.A28:Sheet1.A3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28:Sheet1.B30" chart:label-cell-address="Sheet1.B27:Sheet1.B27" chart:class="chart:bar">
            <chart:data-point chart:repeated="3"/>
          </chart:series>
          <chart:series chart:style-name="ch11" chart:values-cell-range-address="Sheet1.C28:Sheet1.C30" chart:label-cell-address="Sheet1.C27:Sheet1.C2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27:Sheet1.B27</svg:desc>
                </draw:g>
              </table:table-cell>
              <table:table-cell office:value-type="string">
                <text:p>OpenMP</text:p>
                <draw:g>
                  <svg:desc>Sheet1.C27:Sheet1.C27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28:Sheet1.A30</svg:desc>
                </draw:g>
              </table:table-cell>
              <table:table-cell office:value-type="float" office:value="0.72">
                <text:p>0.72</text:p>
                <draw:g>
                  <svg:desc>Sheet1.B28:Sheet1.B30</svg:desc>
                </draw:g>
              </table:table-cell>
              <table:table-cell office:value-type="float" office:value="0.12">
                <text:p>0.12</text:p>
                <draw:g>
                  <svg:desc>Sheet1.C28:Sheet1.C3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.5">
                <text:p>11.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7">
                <text:p>107</text:p>
              </table:table-cell>
              <table:table-cell office:value-type="float" office:value="10.77">
                <text:p>10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95cm" svg:y="0.315cm" chart:style-name="ch2">
          <text:p>Sparse Matrix/Vector Multiplication</text:p>
        </chart:title>
        <chart:legend chart:legend-position="end" svg:x="13.86cm" svg:y="3.956cm" style:legend-expansion="high" chart:style-name="ch3"/>
        <chart:plot-area chart:style-name="ch4" table:cell-range-address="Sheet1.A46:Sheet1.C50" chart:data-source-has-labels="both" svg:x="1.307cm" svg:y="1.64cm" svg:width="11.913cm" svg:height="6.223cm">
          <chartooo:coordinate-region svg:x="2.251cm" svg:y="1.838cm" svg:width="10.969cm" svg:height="5.382cm"/>
          <chart:axis chart:dimension="x" chart:name="primary-x" chart:style-name="ch5" chartooo:axis-type="auto">
            <chartooo:date-scale/>
            <chart:title svg:x="5.924cm" svg:y="8.043cm" chart:style-name="ch6">
              <text:p>Matrix/Vector Size</text:p>
            </chart:title>
            <chart:categories table:cell-range-address="Sheet1.A47:Sheet1.A50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7:Sheet1.B50" chart:label-cell-address="Sheet1.B46:Sheet1.B46" chart:class="chart:bar">
            <chart:data-point chart:repeated="4"/>
          </chart:series>
          <chart:series chart:style-name="ch11" chart:values-cell-range-address="Sheet1.C47:Sheet1.C50" chart:label-cell-address="Sheet1.C46:Sheet1.C4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46:Sheet1.B46</svg:desc>
                </draw:g>
              </table:table-cell>
              <table:table-cell office:value-type="string">
                <text:p>OpenMP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47:Sheet1.A50</svg:desc>
                </draw:g>
              </table:table-cell>
              <table:table-cell office:value-type="float" office:value="0.002505">
                <text:p>0.002505</text:p>
                <draw:g>
                  <svg:desc>Sheet1.B47:Sheet1.B50</svg:desc>
                </draw:g>
              </table:table-cell>
              <table:table-cell office:value-type="float" office:value="0.03">
                <text:p>0.03</text:p>
                <draw:g>
                  <svg:desc>Sheet1.C47:Sheet1.C50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9059">
                <text:p>0.0090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5569">
                <text:p>0.03556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121877">
                <text:p>0.121877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58cm" svg:y="0.315cm" chart:style-name="ch2">
          <text:p>Jacobi Iteration</text:p>
        </chart:title>
        <chart:legend chart:legend-position="end" svg:x="13.86cm" svg:y="3.956cm" style:legend-expansion="high" chart:style-name="ch3"/>
        <chart:plot-area chart:style-name="ch4" table:cell-range-address="Sheet1.A66:Sheet1.C69" chart:data-source-has-labels="both" svg:x="1.307cm" svg:y="1.64cm" svg:width="11.913cm" svg:height="6.223cm">
          <chartooo:coordinate-region svg:x="2.043cm" svg:y="1.837cm" svg:width="11.177cm" svg:height="5.383cm"/>
          <chart:axis chart:dimension="x" chart:name="primary-x" chart:style-name="ch5" chartooo:axis-type="auto">
            <chartooo:date-scale/>
            <chart:title svg:x="5.624cm" svg:y="8.043cm" chart:style-name="ch6">
              <text:p>Coefficient Matrix Size</text:p>
            </chart:title>
            <chart:categories table:cell-range-address="Sheet1.A67:Sheet1.A69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67:Sheet1.B69" chart:label-cell-address="Sheet1.B66:Sheet1.B66" chart:class="chart:bar">
            <chart:data-point chart:repeated="3"/>
          </chart:series>
          <chart:series chart:style-name="ch11" chart:values-cell-range-address="Sheet1.C67:Sheet1.C69" chart:label-cell-address="Sheet1.C66:Sheet1.C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66:Sheet1.B66</svg:desc>
                </draw:g>
              </table:table-cell>
              <table:table-cell office:value-type="string">
                <text:p>OpenMP</text:p>
                <draw:g>
                  <svg:desc>Sheet1.C66:Sheet1.C66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67:Sheet1.A69</svg:desc>
                </draw:g>
              </table:table-cell>
              <table:table-cell office:value-type="float" office:value="0.230223">
                <text:p>0.230223</text:p>
                <draw:g>
                  <svg:desc>Sheet1.B67:Sheet1.B69</svg:desc>
                </draw:g>
              </table:table-cell>
              <table:table-cell office:value-type="float" office:value="0.05">
                <text:p>0.05</text:p>
                <draw:g>
                  <svg:desc>Sheet1.C67:Sheet1.C69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669244">
                <text:p>1.6692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59312">
                <text:p>2.59312</text:p>
              </table:table-cell>
              <table:table-cell office:value-type="float" office:value="1.33">
                <text:p>1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9cm" svg:y="0.315cm" chart:style-name="ch2">
          <text:p>Computation of nth Fibonacci Number</text:p>
        </chart:title>
        <chart:legend chart:legend-position="end" svg:x="13.86cm" svg:y="3.956cm" style:legend-expansion="high" chart:style-name="ch3"/>
        <chart:plot-area chart:style-name="ch4" table:cell-range-address="Sheet1.A4:Sheet1.C8 Sheet1.B3:Sheet1.C3" chart:data-source-has-labels="both" svg:x="1.307cm" svg:y="1.64cm" svg:width="11.913cm" svg:height="6.223cm">
          <chartooo:coordinate-region svg:x="1.951cm" svg:y="1.837cm" svg:width="11.269cm" svg:height="5.383cm"/>
          <chart:axis chart:dimension="x" chart:name="primary-x" chart:style-name="ch5" chartooo:axis-type="auto">
            <chartooo:date-scale/>
            <chart:title svg:x="6.64cm" svg:y="8.043cm" chart:style-name="ch6">
              <text:p>Number</text:p>
            </chart:title>
            <chart:categories table:cell-range-address="Sheet1.A4:Sheet1.A8"/>
          </chart:axis>
          <chart:axis chart:dimension="y" chart:name="primary-y" chart:style-name="ch7">
            <chart:title svg:x="0.451cm" svg:y="5.386cm" chart:style-name="ch8">
              <text:p>Time (s)</text:p>
            </chart:title>
            <chart:grid chart:style-name="ch9" chart:class="major"/>
          </chart:axis>
          <chart:series chart:style-name="ch10" chart:values-cell-range-address="Sheet1.B4:Sheet1.B8" chart:label-cell-address="Sheet1.B3:Sheet1.B3" chart:class="chart:bar">
            <chart:data-point chart:repeated="5"/>
          </chart:series>
          <chart:series chart:style-name="ch11" chart:values-cell-range-address="Sheet1.C4:Sheet1.C8" chart:label-cell-address="Sheet1.C3:Sheet1.C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lk Plus</text:p>
                <draw:g>
                  <svg:desc>Sheet1.B3:Sheet1.B3</svg:desc>
                </draw:g>
              </table:table-cell>
              <table:table-cell office:value-type="string">
                <text:p>Open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4:Sheet1.A8</svg:desc>
                </draw:g>
              </table:table-cell>
              <table:table-cell office:value-type="float" office:value="0.000049">
                <text:p>0.000049</text:p>
                <draw:g>
                  <svg:desc>Sheet1.B4:Sheet1.B8</svg:desc>
                </draw:g>
              </table:table-cell>
              <table:table-cell office:value-type="float" office:value="0.001014">
                <text:p>0.001014</text:p>
                <draw:g>
                  <svg:desc>Sheet1.C4:Sheet1.C8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851">
                <text:p>0.004851</text:p>
              </table:table-cell>
              <table:table-cell office:value-type="float" office:value="0.006331">
                <text:p>0.0063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41044">
                <text:p>0.141044</text:p>
              </table:table-cell>
              <table:table-cell office:value-type="float" office:value="0.160664">
                <text:p>0.16066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87">
                <text:p>3.87</text:p>
              </table:table-cell>
              <table:table-cell office:value-type="float" office:value="4.175976">
                <text:p>4.1759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.269212">
                <text:p>16.269212</text:p>
              </table:table-cell>
              <table:table-cell office:value-type="float" office:value="18.051735">
                <text:p>18.0517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MacOSX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